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64.63mm"/>
    </style:style>
    <style:style style:name="co6" style:family="table-column">
      <style:table-column-properties fo:break-before="auto" style:column-width="66.53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9"/>
    <style:style style:name="ce4" style:family="table-cell" style:parent-style-name="Default" style:data-style-name="N11"/>
    <style:style style:name="ce5" style:family="table-cell" style:parent-style-name="Default" style:data-style-name="N108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99">
      <style:table-cell-properties fo:border="0.06pt solid #000000"/>
    </style:style>
    <style:style style:name="ce11" style:family="table-cell" style:parent-style-name="Default" style:data-style-name="N109">
      <style:table-cell-properties fo:border="0.06pt solid #000000"/>
    </style:style>
  </office:automatic-styles>
  <office:body>
    <office:spreadsheet>
      <table:calculation-settings table:automatic-find-labels="false"/>
      <table:table table:name="TEXT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Manipulation du text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Récupérer les trois premières lettres</text:p>
          </table:table-cell>
          <table:table-cell table:number-columns-repeated="3"/>
          <table:table-cell table:style-name="ce2" office:value-type="string" calcext:value-type="string">
            <text:p>Concaténer des cellu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nvier</text:p>
          </table:table-cell>
          <table:table-cell table:formula="of:=LEFT([.A4]; 3)" office:value-type="string" office:string-value="Jan" calcext:value-type="string">
            <text:p>Jan</text:p>
          </table:table-cell>
          <table:table-cell table:number-columns-repeated="2"/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 complet</text:p>
          </table:table-cell>
        </table:table-row>
        <table:table-row table:style-name="ro2">
          <table:table-cell office:value-type="string" calcext:value-type="string">
            <text:p>Février</text:p>
          </table:table-cell>
          <table:table-cell table:formula="of:=LEFT([.A5]; 3)" office:value-type="string" office:string-value="Fév" calcext:value-type="string">
            <text:p>Fév</text:p>
          </table:table-cell>
          <table:table-cell table:number-columns-repeated="2"/>
          <table:table-cell office:value-type="string" calcext:value-type="string">
            <text:p>Marc</text:p>
          </table:table-cell>
          <table:table-cell office:value-type="string" calcext:value-type="string">
            <text:p>Alphonse</text:p>
          </table:table-cell>
          <table:table-cell table:formula="of:=[.E5]&amp;&quot; &quot;&amp;[.F5]" office:value-type="string" office:string-value="Marc Alphonse" calcext:value-type="string">
            <text:p>Marc Alphonse</text:p>
          </table:table-cell>
        </table:table-row>
        <table:table-row table:style-name="ro2">
          <table:table-cell office:value-type="string" calcext:value-type="string">
            <text:p>Mars</text:p>
          </table:table-cell>
          <table:table-cell table:formula="of:=LEFT([.A6]; 3)" office:value-type="string" office:string-value="Mar" calcext:value-type="string">
            <text:p>Mar</text:p>
          </table:table-cell>
          <table:table-cell table:number-columns-repeated="2"/>
          <table:table-cell office:value-type="string" calcext:value-type="string">
            <text:p>Julien</text:p>
          </table:table-cell>
          <table:table-cell office:value-type="string" calcext:value-type="string">
            <text:p>Donné</text:p>
          </table:table-cell>
          <table:table-cell table:formula="of:=[.E6]&amp;&quot; &quot;&amp;[.F6]" office:value-type="string" office:string-value="Julien Donné" calcext:value-type="string">
            <text:p>Julien Donné</text:p>
          </table:table-cell>
        </table:table-row>
        <table:table-row table:style-name="ro2">
          <table:table-cell office:value-type="string" calcext:value-type="string">
            <text:p>Avril</text:p>
          </table:table-cell>
          <table:table-cell table:formula="of:=LEFT([.A7]; 3)" office:value-type="string" office:string-value="Avr" calcext:value-type="string">
            <text:p>Avr</text:p>
          </table:table-cell>
          <table:table-cell table:number-columns-repeated="2"/>
          <table:table-cell office:value-type="string" calcext:value-type="string">
            <text:p>Thierr</text:p>
          </table:table-cell>
          <table:table-cell office:value-type="string" calcext:value-type="string">
            <text:p>Auger</text:p>
          </table:table-cell>
          <table:table-cell table:formula="of:=[.E7]&amp;&quot; &quot;&amp;[.F7]" office:value-type="string" office:string-value="Thierr Auger" calcext:value-type="string">
            <text:p>Thierr Auger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Récupérer les trois dernières lettres</text:p>
          </table:table-cell>
          <table:table-cell table:number-columns-repeated="3"/>
          <table:table-cell table:style-name="ce2" office:value-type="string" calcext:value-type="string">
            <text:p>Supprimer les espaces en tro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mier</text:p>
          </table:table-cell>
          <table:table-cell table:formula="of:=RIGHT([.A10];3)" office:value-type="string" office:string-value="ier" calcext:value-type="string">
            <text:p>ier</text:p>
          </table:table-cell>
          <table:table-cell table:number-columns-repeated="2"/>
          <table:table-cell office:value-type="string" calcext:value-type="string">
            <text:p><text:s/>Marc Alphonse</text:p>
          </table:table-cell>
          <table:table-cell table:formula="of:=TRIM([.E10])" office:value-type="string" office:string-value="Marc Alphonse" calcext:value-type="string">
            <text:p>Marc Alphonse</text:p>
          </table:table-cell>
          <table:table-cell/>
        </table:table-row>
        <table:table-row table:style-name="ro2">
          <table:table-cell office:value-type="string" calcext:value-type="string">
            <text:p>Deuxième</text:p>
          </table:table-cell>
          <table:table-cell table:formula="of:=RIGHT([.A11];3)" office:value-type="string" office:string-value="ème" calcext:value-type="string">
            <text:p>ème</text:p>
          </table:table-cell>
          <table:table-cell table:number-columns-repeated="2"/>
          <table:table-cell office:value-type="string" calcext:value-type="string">
            <text:p>Julien Donné <text:s text:c="2"/></text:p>
          </table:table-cell>
          <table:table-cell table:formula="of:=TRIM([.E11])" office:value-type="string" office:string-value="Julien Donné" calcext:value-type="string">
            <text:p>Julien Donné</text:p>
          </table:table-cell>
          <table:table-cell/>
        </table:table-row>
        <table:table-row table:style-name="ro2">
          <table:table-cell office:value-type="string" calcext:value-type="string">
            <text:p>Troisième</text:p>
          </table:table-cell>
          <table:table-cell table:formula="of:=RIGHT([.A12];3)" office:value-type="string" office:string-value="ème" calcext:value-type="string">
            <text:p>èm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cond</text:p>
          </table:table-cell>
          <table:table-cell table:formula="of:=RIGHT([.A13];3)" office:value-type="string" office:string-value="ond" calcext:value-type="string">
            <text:p>o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Trouver la position du premier espac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c Alphonse</text:p>
          </table:table-cell>
          <table:table-cell table:formula="of:=FIND(&quot; &quot;;[.A16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ulien Donné</text:p>
          </table:table-cell>
          <table:table-cell table:formula="of:=FIND(&quot; &quot;;[.A17])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ierry Auger</text:p>
          </table:table-cell>
          <table:table-cell table:formula="of:=FIND(&quot; &quot;;[.A18])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Extraire jusqu’au premier espac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c Alphonse</text:p>
          </table:table-cell>
          <table:table-cell table:formula="of:=LEFT([.A21];FIND(&quot; &quot;;[.A21])-1)" office:value-type="string" office:string-value="Marc" calcext:value-type="string">
            <text:p>Mar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ulien Donné</text:p>
          </table:table-cell>
          <table:table-cell table:formula="of:=LEFT([.A22];FIND(&quot; &quot;;[.A22])-1)" office:value-type="string" office:string-value="Julien" calcext:value-type="string">
            <text:p>Juli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ierry Auger</text:p>
          </table:table-cell>
          <table:table-cell table:formula="of:=LEFT([.A23];FIND(&quot; &quot;;[.A23])-1)" office:value-type="string" office:string-value="Thierry" calcext:value-type="string">
            <text:p>Thierry</text:p>
          </table:table-cell>
          <table:table-cell table:number-columns-repeated="5"/>
        </table:table-row>
      </table:table>
      <table:table table:name="RECHERCHEV" table:style-name="ta1">
        <table:table-column table:style-name="co2" table:number-columns-repeated="6" table:default-cell-style-name="Default"/>
        <table:table-column table:style-name="co2" table:default-cell-style-name="ce7"/>
        <table:table-column table:style-name="co2" table:default-cell-style-name="ce10"/>
        <table:table-column table:style-name="co2" table:default-cell-style-name="ce7"/>
        <table:table-column table:style-name="co2" table:default-cell-style-name="ce11"/>
        <table:table-row table:style-name="ro3">
          <table:table-cell office:value-type="string" calcext:value-type="string">
            <text:p>Code produit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Prix unitaire</text:p>
          </table:table-cell>
          <table:table-cell table:number-columns-repeated="3"/>
          <table:table-cell table:style-name="ce6" office:value-type="string" calcext:value-type="string" table:number-columns-spanned="4" table:number-rows-spanned="1">
            <text:p>Facture</text:p>
          </table:table-cell>
          <table:covered-table-cell table:number-columns-repeated="3"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c à dos</text:p>
          </table:table-cell>
          <table:table-cell table:style-name="ce5" office:value-type="currency" office:currency="EUR" office:value="50" calcext:value-type="currency">
            <text:p>50,00 €</text:p>
          </table:table-cell>
          <table:table-cell table:number-columns-repeated="3"/>
          <table:table-cell office:value-type="string" calcext:value-type="string">
            <text:p>Code produit</text:p>
          </table:table-cell>
          <table:table-cell table:style-name="ce7" office:value-type="string" calcext:value-type="string">
            <text:p>Désignation</text:p>
          </table:table-cell>
          <table:table-cell office:value-type="string" calcext:value-type="string">
            <text:p>Quantité</text:p>
          </table:table-cell>
          <table:table-cell table:style-name="ce7" office:value-type="string" calcext:value-type="string">
            <text:p>Pri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ton de marche</text:p>
          </table:table-cell>
          <table:table-cell table:style-name="ce5" office:value-type="currency" office:currency="EUR" office:value="25" calcext:value-type="currency">
            <text:p>25,00 €</text:p>
          </table:table-cell>
          <table:table-cell table:number-columns-repeated="4"/>
          <table:table-cell table:formula="of:=IF(NOT(ISBLANK([.G3]));VLOOKUP([.G3];[.A2:.C8];2;0);&quot;&quot;)">
            <text:p/>
          </table:table-cell>
          <table:table-cell/>
          <table:table-cell table:formula="of:=IF(OR(ISBLANK([.G3]);ISBLANK([.I3]));&quot;&quot;;[.I3]*VLOOKUP([.G3];[.A2:.C8];3;0))">
            <text:p/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squette</text:p>
          </table:table-cell>
          <table:table-cell table:style-name="ce5" office:value-type="currency" office:currency="EUR" office:value="12" calcext:value-type="currency">
            <text:p>12,00 €</text:p>
          </table:table-cell>
          <table:table-cell table:number-columns-repeated="4"/>
          <table:table-cell table:formula="of:=IF(NOT(ISBLANK([.G4]));VLOOKUP([.G4];[.A3:.C9];2;0);&quot;&quot;)">
            <text:p/>
          </table:table-cell>
          <table:table-cell/>
          <table:table-cell table:formula="of:=IF(OR(ISBLANK([.G4]);ISBLANK([.I4]));&quot;&quot;;[.I4]*VLOOKUP([.G4];[.A3:.C9];3;0))">
            <text:p/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renouillère</text:p>
          </table:table-cell>
          <table:table-cell table:style-name="ce5" office:value-type="currency" office:currency="EUR" office:value="25" calcext:value-type="currency">
            <text:p>25,00 €</text:p>
          </table:table-cell>
          <table:table-cell table:number-columns-repeated="4"/>
          <table:table-cell table:formula="of:=IF(NOT(ISBLANK([.G5]));VLOOKUP([.G5];[.A4:.C10];2;0);&quot;&quot;)">
            <text:p/>
          </table:table-cell>
          <table:table-cell/>
          <table:table-cell table:formula="of:=IF(OR(ISBLANK([.G5]);ISBLANK([.I5]));&quot;&quot;;[.I5]*VLOOKUP([.G5];[.A4:.C10];3;0))">
            <text:p/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-shirt technique</text:p>
          </table:table-cell>
          <table:table-cell table:style-name="ce5" office:value-type="currency" office:currency="EUR" office:value="30" calcext:value-type="currency">
            <text:p>30,00 €</text:p>
          </table:table-cell>
          <table:table-cell table:number-columns-repeated="4"/>
          <table:table-cell table:formula="of:=IF(NOT(ISBLANK([.G6]));VLOOKUP([.G6];[.A5:.C11];2;0);&quot;&quot;)">
            <text:p/>
          </table:table-cell>
          <table:table-cell/>
          <table:table-cell table:formula="of:=IF(OR(ISBLANK([.G6]);ISBLANK([.I6]));&quot;&quot;;[.I6]*VLOOKUP([.G6];[.A5:.C11];3;0))">
            <text:p/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ants</text:p>
          </table:table-cell>
          <table:table-cell table:style-name="ce5" office:value-type="currency" office:currency="EUR" office:value="10" calcext:value-type="currency">
            <text:p>10,00 €</text:p>
          </table:table-cell>
          <table:table-cell table:number-columns-repeated="4"/>
          <table:table-cell table:formula="of:=IF(NOT(ISBLANK([.G7]));VLOOKUP([.G7];[.A6:.C12];2;0);&quot;&quot;)">
            <text:p/>
          </table:table-cell>
          <table:table-cell/>
          <table:table-cell table:formula="of:=IF(OR(ISBLANK([.G7]);ISBLANK([.I7]));&quot;&quot;;[.I7]*VLOOKUP([.G7];[.A6:.C12];3;0))">
            <text:p/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PS</text:p>
          </table:table-cell>
          <table:table-cell table:style-name="ce5" office:value-type="currency" office:currency="EUR" office:value="120" calcext:value-type="currency">
            <text:p>120,00 €</text:p>
          </table:table-cell>
          <table:table-cell table:number-columns-repeated="4"/>
          <table:table-cell table:formula="of:=IF(NOT(ISBLANK([.G8]));VLOOKUP([.G8];[.A7:.C13];2;0);&quot;&quot;)">
            <text:p/>
          </table:table-cell>
          <table:table-cell/>
          <table:table-cell table:formula="of:=IF(OR(ISBLANK([.G8]);ISBLANK([.I8]));&quot;&quot;;[.I8]*VLOOKUP([.G8];[.A7:.C13];3;0))">
            <text:p/>
          </table:table-cell>
        </table:table-row>
        <table:table-row table:style-name="ro2">
          <table:table-cell table:number-columns-repeated="7"/>
          <table:table-cell table:formula="of:=IF(NOT(ISBLANK([.G9]));VLOOKUP([.G9];[.A8:.C14];2;0);&quot;&quot;)">
            <text:p/>
          </table:table-cell>
          <table:table-cell/>
          <table:table-cell table:formula="of:=IF(OR(ISBLANK([.G9]);ISBLANK([.I9]));&quot;&quot;;[.I9]*VLOOKUP([.G9];[.A8:.C14];3;0))">
            <text:p/>
          </table:table-cell>
        </table:table-row>
        <table:table-row table:style-name="ro2">
          <table:table-cell table:number-columns-repeated="7"/>
          <table:table-cell table:formula="of:=IF(NOT(ISBLANK([.G10]));VLOOKUP([.G10];[.A9:.C15];2;0);&quot;&quot;)">
            <text:p/>
          </table:table-cell>
          <table:table-cell/>
          <table:table-cell table:formula="of:=IF(OR(ISBLANK([.G10]);ISBLANK([.I10]));&quot;&quot;;[.I10]*VLOOKUP([.G10];[.A9:.C15];3;0))">
            <text:p/>
          </table:table-cell>
        </table:table-row>
        <table:table-row table:style-name="ro2">
          <table:table-cell table:number-columns-repeated="7"/>
          <table:table-cell table:formula="of:=IF(NOT(ISBLANK([.G11]));VLOOKUP([.G11];[.A10:.C16];2;0);&quot;&quot;)">
            <text:p/>
          </table:table-cell>
          <table:table-cell/>
          <table:table-cell table:formula="of:=IF(OR(ISBLANK([.G11]);ISBLANK([.I11]));&quot;&quot;;[.I11]*VLOOKUP([.G11];[.A10:.C16];3;0))">
            <text:p/>
          </table:table-cell>
        </table:table-row>
        <table:table-row table:style-name="ro2">
          <table:table-cell table:number-columns-repeated="7"/>
          <table:table-cell table:formula="of:=IF(NOT(ISBLANK([.G12]));VLOOKUP([.G12];[.A11:.C17];2;0);&quot;&quot;)">
            <text:p/>
          </table:table-cell>
          <table:table-cell/>
          <table:table-cell table:formula="of:=IF(OR(ISBLANK([.G12]);ISBLANK([.I12]));&quot;&quot;;[.I12]*VLOOKUP([.G12];[.A11:.C17];3;0))">
            <text:p/>
          </table:table-cell>
        </table:table-row>
        <table:table-row table:style-name="ro2">
          <table:table-cell table:number-columns-repeated="6"/>
          <table:table-cell table:style-name="ce8" office:value-type="string" calcext:value-type="string" table:number-columns-spanned="3" table:number-rows-spanned="1">
            <text:p>Prix total</text:p>
          </table:table-cell>
          <table:covered-table-cell table:style-name="ce7"/>
          <table:covered-table-cell/>
          <table:table-cell table:formula="of:=SUM([.J3:.J12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Remise</text:p>
          </table:table-cell>
          <table:table-cell table:number-columns-repeated="4"/>
          <table:table-cell table:style-name="ce9" office:value-type="string" calcext:value-type="string" table:number-columns-spanned="3" table:number-rows-spanned="1">
            <text:p>Remise</text:p>
          </table:table-cell>
          <table:covered-table-cell table:number-columns-repeated="2" table:style-name="Default"/>
          <table:table-cell table:style-name="ce3" table:formula="of:=-VLOOKUP([.J13];[.A15:.B17];2;1)*[.J13]" office:value-type="currency" office:currency="EUR" office:value="-0" calcext:value-type="currency">
            <text:p>0,00 €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,00%</text:p>
          </table:table-cell>
          <table:table-cell table:number-columns-repeated="4"/>
          <table:table-cell table:style-name="ce9" office:value-type="string" calcext:value-type="string" table:number-columns-spanned="3" table:number-rows-spanned="1">
            <text:p>Prix final</text:p>
          </table:table-cell>
          <table:covered-table-cell table:number-columns-repeated="2" table:style-name="Default"/>
          <table:table-cell table:style-name="ce3" table:formula="of:=[.J13]+[.J14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3" office:value-type="currency" office:currency="EUR" office:value="100" calcext:value-type="currency">
            <text:p>100,00 €</text:p>
          </table:table-cell>
          <table:table-cell table:style-name="ce4" office:value-type="percentage" office:value="0.1" calcext:value-type="percentage">
            <text:p>10,00%</text:p>
          </table:table-cell>
          <table:table-cell table:number-columns-repeated="4"/>
          <table:table-cell table:style-name="Default" table:number-columns-repeated="4"/>
        </table:table-row>
        <table:table-row table:style-name="ro2">
          <table:table-cell table:style-name="ce3" office:value-type="currency" office:currency="EUR" office:value="200" calcext:value-type="currency">
            <text:p>200,00 €</text:p>
          </table:table-cell>
          <table:table-cell table:style-name="ce4" office:value-type="percentage" office:value="0.15" calcext:value-type="percentage">
            <text:p>15,00%</text:p>
          </table:table-cell>
          <table:table-cell table:number-columns-repeated="4"/>
          <table:table-cell table:style-name="Default" table:number-columns-repeated="4"/>
        </table:table-row>
      </table:table>
      <table:table table:name="REF ABSOLUE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Départemen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art (1ère tentative, sans référence absolue)</text:p>
          </table:table-cell>
          <table:table-cell office:value-type="string" calcext:value-type="string">
            <text:p>Part (2ème tentative avec référence absolue)</text:p>
          </table:table-cell>
        </table:table-row>
        <table:table-row table:style-name="ro2">
          <table:table-cell office:value-type="string" calcext:value-type="string">
            <text:p>Informatique</text:p>
          </table:table-cell>
          <table:table-cell office:value-type="float" office:value="10000" calcext:value-type="float">
            <text:p>10000</text:p>
          </table:table-cell>
          <table:table-cell table:style-name="ce4" table:formula="of:=[.B2]/[.B6]" office:value-type="percentage" office:value="0.232558139534884" calcext:value-type="percentage">
            <text:p>23,26%</text:p>
          </table:table-cell>
          <table:table-cell table:style-name="ce4" table:formula="of:=[.B2]/[.$B$6]" office:value-type="percentage" office:value="0.232558139534884" calcext:value-type="percentage">
            <text:p>23,26%</text:p>
          </table:table-cell>
        </table:table-row>
        <table:table-row table:style-name="ro2">
          <table:table-cell office:value-type="string" calcext:value-type="string">
            <text:p>Matériel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unication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port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2">
          <table:table-cell/>
          <table:table-cell table:formula="of:=SUM([.B2:.B5])" office:value-type="float" office:value="43000" calcext:value-type="float">
            <text:p>43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00:28:02.065133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0:28:04.322442157</meta:creation-date>
    <meta:editing-duration>PT19M57S</meta:editing-duration>
    <meta:editing-cycles>12</meta:editing-cycles>
    <meta:generator>LibreOffice/5.1.6.2$Linux_X86_64 LibreOffice_project/10m0$Build-2</meta:generator>
    <dc:date>2017-03-23T00:48:04.865444470</dc:date>
    <meta:document-statistic meta:table-count="3" meta:cell-count="129" meta:object-count="0"/>
  </office:meta>
</office:document-meta>
</file>